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59.56pt"/>
    </style:style>
    <style:style style:name="co6" style:family="table-column">
      <style:table-column-properties fo:break-before="auto" style:column-width="256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66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aporan Data [detail.format_hari]</text:p>
          </table:table-cell>
          <table:covered-table-cell table:style-name="ce2"/>
          <table:covered-table-cell table:number-columns-repeated="2" table:style-name="ce8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Kinerja User Anggota [detail.periode2]</text:p>
          </table:table-cell>
          <table:covered-table-cell table:style-name="ce2"/>
          <table:covered-table-cell table:number-columns-repeated="3" table:style-name="ce8"/>
          <table:covered-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3" office:value-type="string" calcext:value-type="string">
            <text:p>Jenis Aktifitas</text:p>
          </table:table-cell>
          <table:table-cell table:style-name="ce3" office:value-type="string" calcext:value-type="string">
            <text:p>ID Record</text:p>
          </table:table-cell>
          <table:table-cell table:style-name="ce3" office:value-type="string" calcext:value-type="string">
            <text:p>Deskripsi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 /</text:p>
            <text:p>[a.Kataloger1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id_record]</text:p>
          </table:table-cell>
          <table:table-cell table:style-name="ce9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4:37:15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26T14:39:03.559000000</dc:date>
    <meta:editing-duration>PT3H13M1S</meta:editing-duration>
    <meta:editing-cycles>32</meta:editing-cycles>
    <meta:document-statistic meta:table-count="1" meta:cell-count="14" meta:object-count="0"/>
  </office:meta>
</office:document-meta>
</file>